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fsResource.getChildr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fs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VfsResource( String vfsURI , FileSystemManager fs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fsResourc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Resource.clone( String clo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fsResource.physically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fs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fs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Resource.normalize( String vfs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fs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